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ء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ج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ش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غ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ـلإ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ـئ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آ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ـج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ـش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ـغ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لا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ـئـ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ـآ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جـ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ـشـ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ـغـ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ـلا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ئـ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أ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ـجـ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شـ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غـ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م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ـأ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ح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ص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ف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ـم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إ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ـح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ـص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ـف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ـمـ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ـإ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حـ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ـصـ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ـفـ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مـ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ا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ـحـ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صـ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فـ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ن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ـا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خ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ض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ق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ـن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ـلـ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ـخ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ـض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ـق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ـنـ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ب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خـ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ـضـ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ـقـ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نـ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ـب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ـخـ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ضـ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قـ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ه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ـبـ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د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ط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ك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هـ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بـ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ـد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ـط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ـك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ـه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ة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ذ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ـطـ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ـكـ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ـهـ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ـ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ـذ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طـ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كـ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ؤ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ت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ر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ظ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ل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ـؤ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ـت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ـر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ـظ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ـل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و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ـتـ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ز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ـظـ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لـ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ـو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تـ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ـز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ظـ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لآ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ي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ث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س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ع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ـلآ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ـي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ـث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ـس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ـع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لأ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ـيـ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ـثـ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ـسـ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ـعـ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ـلأ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يـ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ثـ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سـ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عـ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لإ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ئ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EG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6:41:06.126424148</meta:creation-date>
    <dc:date>2018-04-28T17:04:34.599986156</dc:date>
    <meta:editing-duration>PT18S</meta:editing-duration>
    <meta:editing-cycles>1</meta:editing-cycles>
    <meta:generator>LibreOffice/6.0.3.2$Linux_X86_64 LibreOffice_project/00m0$Build-2</meta:generator>
    <meta:document-statistic meta:table-count="1" meta:cell-count="246" meta:object-count="0"/>
  </office:meta>
</office:document-meta>
</file>